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background-color="#ffffff">
        <style:background-image/>
      </style:paragraph-properties>
    </style:style>
    <style:style style:name="P2" style:family="paragraph" style:parent-style-name="Standard" style:master-page-name="Standard">
      <style:paragraph-properties fo:margin-top="0cm" fo:margin-bottom="0cm" style:contextual-spacing="false" fo:line-height="100%" style:page-number="auto" fo:background-color="#ffffff">
        <style:background-image/>
      </style:paragraph-properties>
    </style:style>
    <style:style style:name="T1" style:family="text">
      <style:text-properties style:font-name="Calibri" fo:language="en" fo:country="US" style:font-name-asian="Times New Roman" style:language-asian="pt" style:country-asian="BR" style:font-name-complex="Arial1"/>
    </style:style>
    <style:style style:name="T2" style:family="text">
      <style:text-properties style:font-name="Calibri" style:font-name-asian="Times New Roman" style:language-asian="pt" style:country-asian="BR" style:font-name-complex="Arial1"/>
    </style:style>
    <style:style style:name="T3" style:family="text">
      <style:text-properties style:font-name="Arial" fo:font-size="10pt" fo:language="en" fo:country="US" style:font-name-asian="Times New Roman" style:font-size-asian="10pt" style:language-asian="pt" style:country-asian="BR" style:font-name-complex="Arial1" style:font-size-complex="10pt"/>
    </style:style>
    <style:style style:name="T4" style:family="text">
      <style:text-properties style:font-name="Arial" fo:font-size="10pt" style:font-name-asian="Times New Roman" style:font-size-asian="10pt" style:language-asian="pt" style:country-asian="BR" style:font-name-complex="Arial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ELECT * FROM mesas WHERE status =0</text:span></text:p>
      <text:p text:style-name="P1"><text:span text:style-name="T2">-- seleciona todos os campos da tabela mesas cujo status seja igual a 0</text:span></text:p>
      <text:p text:style-name="P1"><text:span text:style-name="T2"> </text:span></text:p>
      <text:p text:style-name="P1"><text:span text:style-name="T1">SELECT * FROM mesas WHERE status =1 AND numero !="'.$_SESSION["mesa"].</text:span></text:p>
      <text:p text:style-name="P1"><text:span text:style-name="T2">-- seleciona todos os campos da tabela mesas cujo status seja igual a 1 e o numero seja diferente ao da ses</text:span><text:bookmark text:name="_GoBack"/><text:span text:style-name="T2">são atual</text:span></text:p>
      <text:p text:style-name="P1"><text:span text:style-name="T2"> </text:span></text:p>
      <text:p text:style-name="P1"><text:span text:style-name="T1">SELECT * FROM pedidos WHERE mesa = '".$_SESSION["mesa"]."' AND status =0</text:span></text:p>
      <text:p text:style-name="P1"><text:span text:style-name="T2">-- seleciona todos os campos da tabela pedidos cujo status seja igual a 0 e o campo mesa contenha o numero da mesa que está na sessão.</text:span></text:p>
      <text:p text:style-name="P1"><text:span text:style-name="T2"> </text:span></text:p>
      <text:p text:style-name="P1"><text:span text:style-name="T1">SELECT * FROM itens WHERE id = '".$id."'</text:span></text:p>
      <text:p text:style-name="P1"><text:span text:style-name="T2">-- seleciona todos os campos da tabela itens aonde o id seja igual ao retornado pelo select na tabela pedidos para que seja feita a composição do fechamento da mesa.</text:span></text:p>
      <text:p text:style-name="P1"><text:span text:style-name="T2"> </text:span></text:p>
      <text:p text:style-name="P1"><text:span text:style-name="T1">select * from itens where categoria='drinks' order by nome</text:span></text:p>
      <text:p text:style-name="P1"><text:span text:style-name="T2">-- retorna todos os drinks da tabela itens</text:span></text:p>
      <text:p text:style-name="P1"><text:span text:style-name="T2"> </text:span></text:p>
      <text:p text:style-name="P1"><text:span text:style-name="T1">select * from itens where categoria='pratos' order by nome</text:span></text:p>
      <text:p text:style-name="P1"><text:span text:style-name="T2">-- retorna todos os pratos da tabela itens</text:span></text:p>
      <text:p text:style-name="P1"><text:span text:style-name="T2"> </text:span></text:p>
      <text:p text:style-name="P1"><text:span text:style-name="T2">INSERT INTO  pedidos (`num_pedido` ,`id` ,`quant` ,`mesa` , `atendente` , `cliente` ,`data` )</text:span></text:p>
      <text:p text:style-name="P1"><text:span text:style-name="T2">VALUES (NULL ,  '$cod',  '$quant', '$mesa', '$atendente', '0', '$data');</text:span></text:p>
      <text:p text:style-name="P1"><text:span text:style-name="T2">-- insere na tabela pedidos os valores informados</text:span></text:p>
      <text:p text:style-name="P1"><text:span text:style-name="T2"> </text:span></text:p>
      <text:p text:style-name="P1"><text:span text:style-name="T1">UPDATE mesas SET status = '1' where numero = '$mesa'</text:span></text:p>
      <text:p text:style-name="P1"><text:span text:style-name="T2">-- altera o campo status na tabela mesas</text:span></text:p>
      <text:p text:style-name="P1"><text:span text:style-name="T2"> </text:span></text:p>
      <text:p text:style-name="P1"><text:span text:style-name="T1">UPDATE pedidos set status=1 WHERE status=('SELECT status FROM pedidos where mesa=".$_SESSION["mesa"]." group by status')</text:span></text:p>
      <text:p text:style-name="P1"><text:span text:style-name="T2">-- muda o Status de cada pedido da mesa como feito.</text:span></text:p>
      <text:p text:style-name="P1"><text:span text:style-name="T2"> </text:span></text:p>
      <text:p text:style-name="P1"><text:span text:style-name="T2">UPDATE pedidos set pagamento=1 WHERE pagamento=('SELECT pagamento FROM pedidos where mesa=".$_SESSION["mesa"]." group by pagamento')</text:span></text:p>
      <text:p text:style-name="P1"><text:span text:style-name="T2">-- muda o Status do pagamento de cada pedido</text:span></text:p>
      <text:p text:style-name="P1"><text:span text:style-name="T2"> </text:span></text:p>
      <text:p text:style-name="P1"><text:span text:style-name="T2">UPDATE pedidos set cliente='".$cliente."' </text:span><text:span text:style-name="T1">WHERE cliente=('SELECT cliente FROM pedidos where mesa=".$_SESSION["mesa"]." AND group by cliente')</text:span></text:p>
      <text:p text:style-name="P1"><text:span text:style-name="T2">-- Vincula o cliente aos pedido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a</meta:initial-creator>
    <dc:creator>daigoasuka </dc:creator>
    <meta:editing-cycles>1</meta:editing-cycles>
    <meta:creation-date>2013-07-02T21:12:00</meta:creation-date>
    <dc:date>2014-03-31T23:22:56.095555741</dc:date>
    <meta:editing-duration>PT2S</meta:editing-duration>
    <meta:generator>LibreOffice/4.2.2.1$Linux_x86 LibreOffice_project/3be8cda0bddd8e430d8cda1ebfd581265cca5a0f</meta:generator>
    <meta:document-statistic meta:table-count="0" meta:image-count="0" meta:object-count="0" meta:page-count="1" meta:paragraph-count="33" meta:word-count="281" meta:character-count="1739" meta:non-whitespace-character-count="146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